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032cm" style:rel-column-width="3978*"/>
    </style:style>
    <style:style style:name="Tabell3.B" style:family="table-column">
      <style:table-column-properties style:column-width="1.658cm" style:rel-column-width="6385*"/>
    </style:style>
    <style:style style:name="Tabell3.C" style:family="table-column">
      <style:table-column-properties style:column-width="3.57cm" style:rel-column-width="13754*"/>
    </style:style>
    <style:style style:name="Tabell3.D" style:family="table-column">
      <style:table-column-properties style:column-width="3.584cm" style:rel-column-width="13806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3.E16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99ff66">
        <style:background-image/>
      </style:paragraph-properties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iteration 3 4/5 - 2014</text:h>
      <text:p text:style-name="Text_20_body"/>
      <text:p text:style-name="Text_20_body">Detta är testen som utfördes under iteration 3 Kraven som ska testas är 1, 6, 9, 12, 16, 18 från min product backlog. Filerna som ska användas är index.html och server.js, game.js, map.js, monster.js, collisiondetector.js och player.js.</text:p>
      <text:p text:style-name="Text_20_body">Systemtest 3 är det som körs och miljön jag utför testet i är windows 7.</text:p>
      <text:p text:style-name="Text_20_body">Spelversionen heter i github: monster collision;</text:p>
      <text:p text:style-name="Text_20_body"/>
      <text:p text:style-name="Text_20_body">Förkrav:</text:p>
      <text:list xml:id="list7290966808937293897" text:style-name="L1">
        <text:list-item>
          <text:p text:style-name="P2">Server js måste köras för att filer ska kunna hämtas och visas i webbläsaren.</text:p>
        </text:list-item>
      </text:list>
      <text:h text:style-name="Heading_20_2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 table:number-columns-repeated="3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  <table:table-cell table:style-name="Tabell3.A1" office:value-type="string">
            <text:p text:style-name="Table_20_Contents">Utfall</text:p>
          </table:table-cell>
          <table:table-cell table:style-name="Tabell3.A1" office:value-type="string">
            <text:p text:style-name="Table_20_Contents">Kommentar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<text:soft-page-break/>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<text:soft-page-break/>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<text:soft-page-break/>utan att falla igenom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  <table:table-cell table:style-name="Tabell3.E2" office:value-type="string">
            <text:p text:style-name="P1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 vissa fall fryser spelet och felmeddelande visas i konsolen när fiender lämnar spelplan. Osäker på vad detta kan bero på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 vissa fall fryser spelet och felmeddelande visas i konsolen när fiender lämnar spelplan. Osäker på vad detta kan bero på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<text:soft-page-break/>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<text:soft-page-break/>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Funkar bara ibland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<text:soft-page-break/>block 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Spelare "fastnar" i väggen och faller inte till marken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Spelare "fastnar" i väggen och faller inte till marken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57S</meta:editing-duration>
    <meta:editing-cycles>58</meta:editing-cycles>
    <meta:generator>OpenOffice/4.0.1$Win32 OpenOffice.org_project/401m5$Build-9714</meta:generator>
    <dc:date>2014-05-17T16:05:05.08</dc:date>
    <dc:creator>Henrik Gabrielsson</dc:creator>
    <meta:document-statistic meta:table-count="1" meta:image-count="0" meta:object-count="0" meta:page-count="6" meta:paragraph-count="224" meta:word-count="972" meta:character-count="5201"/>
    <meta:user-defined meta:name="Info 1"/>
    <meta:user-defined meta:name="Info 2"/>
    <meta:user-defined meta:name="Info 3"/>
    <meta:user-defined meta:name="Info 4"/>
  </office:meta>
</office:document-meta>
</file>